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85f9" officeooo:paragraph-rsid="001b85f9"/>
    </style:style>
    <style:style style:name="P2" style:family="paragraph" style:parent-style-name="Standard">
      <style:paragraph-properties>
        <style:tab-stops>
          <style:tab-stop style:position="0.594cm"/>
          <style:tab-stop style:position="1.307cm"/>
          <style:tab-stop style:position="1.99cm"/>
        </style:tab-stops>
      </style:paragraph-properties>
      <style:text-properties officeooo:rsid="001b85f9" officeooo:paragraph-rsid="001b85f9"/>
    </style:style>
    <style:style style:name="P3" style:family="paragraph" style:parent-style-name="Standard">
      <style:paragraph-properties>
        <style:tab-stops>
          <style:tab-stop style:position="0.594cm"/>
          <style:tab-stop style:position="1.307cm"/>
          <style:tab-stop style:position="1.99cm"/>
        </style:tab-stops>
      </style:paragraph-properties>
      <style:text-properties officeooo:rsid="001b85f9" officeooo:paragraph-rsid="001df664"/>
    </style:style>
    <style:style style:name="P4" style:family="paragraph" style:parent-style-name="Standard">
      <style:paragraph-properties>
        <style:tab-stops>
          <style:tab-stop style:position="0.594cm"/>
          <style:tab-stop style:position="1.307cm"/>
          <style:tab-stop style:position="1.99cm"/>
        </style:tab-stops>
      </style:paragraph-properties>
      <style:text-properties officeooo:rsid="001b85f9" officeooo:paragraph-rsid="001fd490"/>
    </style:style>
    <style:style style:name="P5" style:family="paragraph" style:parent-style-name="Standard">
      <style:text-properties officeooo:rsid="001b85f9" officeooo:paragraph-rsid="001df664"/>
    </style:style>
    <style:style style:name="P6" style:family="paragraph" style:parent-style-name="Standard">
      <style:text-properties officeooo:rsid="001b85f9" officeooo:paragraph-rsid="001fd490"/>
    </style:style>
    <style:style style:name="P7" style:family="paragraph" style:parent-style-name="Standard">
      <style:text-properties fo:font-weight="bold" officeooo:rsid="001b85f9" officeooo:paragraph-rsid="001b85f9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0.594cm"/>
          <style:tab-stop style:position="1.307cm"/>
          <style:tab-stop style:position="1.99cm"/>
        </style:tab-stops>
      </style:paragraph-properties>
      <style:text-properties fo:font-weight="bold" officeooo:rsid="001b85f9" officeooo:paragraph-rsid="001b85f9" style:font-weight-asian="bold" style:font-weight-complex="bold"/>
    </style:style>
    <style:style style:name="P9" style:family="paragraph" style:parent-style-name="Standard">
      <style:paragraph-properties>
        <style:tab-stops>
          <style:tab-stop style:position="0.594cm"/>
          <style:tab-stop style:position="1.307cm"/>
          <style:tab-stop style:position="1.99cm"/>
        </style:tab-stops>
      </style:paragraph-properties>
      <style:text-properties fo:font-weight="bold" officeooo:rsid="001b85f9" officeooo:paragraph-rsid="001df664" style:font-weight-asian="bold" style:font-weight-complex="bold"/>
    </style:style>
    <style:style style:name="P10" style:family="paragraph" style:parent-style-name="Standard">
      <style:paragraph-properties>
        <style:tab-stops>
          <style:tab-stop style:position="0.594cm"/>
          <style:tab-stop style:position="1.307cm"/>
          <style:tab-stop style:position="1.99cm"/>
        </style:tab-stops>
      </style:paragraph-properties>
      <style:text-properties fo:font-weight="bold" officeooo:rsid="001b85f9" officeooo:paragraph-rsid="001fd490" style:font-weight-asian="bold" style:font-weight-complex="bold"/>
    </style:style>
    <style:style style:name="P11" style:family="paragraph" style:parent-style-name="Standard">
      <style:paragraph-properties>
        <style:tab-stops>
          <style:tab-stop style:position="0.594cm"/>
          <style:tab-stop style:position="1.307cm"/>
          <style:tab-stop style:position="1.99cm"/>
        </style:tab-stops>
      </style:paragraph-properties>
      <style:text-properties fo:font-weight="normal" officeooo:rsid="001b85f9" officeooo:paragraph-rsid="001b85f9" style:font-weight-asian="normal" style:font-weight-complex="normal"/>
    </style:style>
    <style:style style:name="P12" style:family="paragraph" style:parent-style-name="Standard">
      <style:paragraph-properties>
        <style:tab-stops>
          <style:tab-stop style:position="0.594cm"/>
          <style:tab-stop style:position="1.307cm"/>
          <style:tab-stop style:position="1.99cm"/>
        </style:tab-stops>
      </style:paragraph-properties>
      <style:text-properties fo:font-weight="normal" officeooo:rsid="001b85f9" officeooo:paragraph-rsid="001df664" style:font-weight-asian="normal" style:font-weight-complex="normal"/>
    </style:style>
    <style:style style:name="P13" style:family="paragraph" style:parent-style-name="Standard">
      <style:paragraph-properties>
        <style:tab-stops>
          <style:tab-stop style:position="0.594cm"/>
          <style:tab-stop style:position="1.307cm"/>
          <style:tab-stop style:position="1.99cm"/>
        </style:tab-stops>
      </style:paragraph-properties>
      <style:text-properties fo:font-weight="normal" officeooo:rsid="001b85f9" officeooo:paragraph-rsid="001fd490" style:font-weight-asian="normal" style:font-weight-complex="normal"/>
    </style:style>
    <style:style style:name="P14" style:family="paragraph" style:parent-style-name="Standard">
      <style:paragraph-properties>
        <style:tab-stops>
          <style:tab-stop style:position="0.594cm"/>
          <style:tab-stop style:position="1.307cm"/>
          <style:tab-stop style:position="1.99cm"/>
        </style:tab-stops>
      </style:paragraph-properties>
      <style:text-properties fo:font-weight="normal" officeooo:rsid="001b85f9" officeooo:paragraph-rsid="0028b9a5" style:font-weight-asian="normal" style:font-weight-complex="normal"/>
    </style:style>
    <style:style style:name="P15" style:family="paragraph" style:parent-style-name="Standard">
      <style:paragraph-properties>
        <style:tab-stops>
          <style:tab-stop style:position="0.594cm"/>
          <style:tab-stop style:position="1.307cm"/>
          <style:tab-stop style:position="1.99cm"/>
        </style:tab-stops>
      </style:paragraph-properties>
      <style:text-properties fo:font-weight="normal" officeooo:rsid="001b85f9" officeooo:paragraph-rsid="002aeb83" style:font-weight-asian="normal" style:font-weight-complex="normal"/>
    </style:style>
    <style:style style:name="P16" style:family="paragraph" style:parent-style-name="Standard">
      <style:paragraph-properties>
        <style:tab-stops>
          <style:tab-stop style:position="0.594cm"/>
          <style:tab-stop style:position="1.307cm"/>
          <style:tab-stop style:position="1.99cm"/>
        </style:tab-stops>
      </style:paragraph-properties>
      <style:text-properties fo:font-weight="normal" officeooo:rsid="001b85f9" officeooo:paragraph-rsid="002b837d" style:font-weight-asian="normal" style:font-weight-complex="normal"/>
    </style:style>
    <style:style style:name="P17" style:family="paragraph" style:parent-style-name="Standard">
      <style:paragraph-properties>
        <style:tab-stops>
          <style:tab-stop style:position="0.594cm"/>
          <style:tab-stop style:position="1.307cm"/>
          <style:tab-stop style:position="1.99cm"/>
        </style:tab-stops>
      </style:paragraph-properties>
      <style:text-properties fo:font-weight="normal" officeooo:rsid="001b85f9" officeooo:paragraph-rsid="002e5bf6" style:font-weight-asian="normal" style:font-weight-complex="normal"/>
    </style:style>
    <style:style style:name="P18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</style:style>
    <style:style style:name="P19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b85f9" officeooo:paragraph-rsid="001b85f9"/>
    </style:style>
    <style:style style:name="P20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b85f9" officeooo:paragraph-rsid="001df664"/>
    </style:style>
    <style:style style:name="P21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b85f9" officeooo:paragraph-rsid="001fd490"/>
    </style:style>
    <style:style style:name="P22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b85f9" officeooo:paragraph-rsid="0021ec67"/>
    </style:style>
    <style:style style:name="P23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>
        <style:tab-stops>
          <style:tab-stop style:position="0.594cm"/>
          <style:tab-stop style:position="1.307cm"/>
          <style:tab-stop style:position="1.99cm"/>
        </style:tab-stops>
      </style:paragraph-properties>
      <style:text-properties officeooo:rsid="001b85f9" officeooo:paragraph-rsid="001b85f9"/>
    </style:style>
    <style:style style:name="P24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weight="bold" officeooo:rsid="001b85f9" officeooo:paragraph-rsid="001b85f9" style:font-weight-asian="bold" style:font-weight-complex="bold"/>
    </style:style>
    <style:style style:name="P25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>
        <style:tab-stops>
          <style:tab-stop style:position="0.594cm"/>
          <style:tab-stop style:position="1.307cm"/>
          <style:tab-stop style:position="1.99cm"/>
        </style:tab-stops>
      </style:paragraph-properties>
      <style:text-properties fo:font-weight="bold" officeooo:rsid="001b85f9" officeooo:paragraph-rsid="001df664" style:font-weight-asian="bold" style:font-weight-complex="bold"/>
    </style:style>
    <style:style style:name="P26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>
        <style:tab-stops>
          <style:tab-stop style:position="0.594cm"/>
          <style:tab-stop style:position="1.307cm"/>
          <style:tab-stop style:position="1.99cm"/>
        </style:tab-stops>
      </style:paragraph-properties>
      <style:text-properties fo:font-weight="bold" officeooo:rsid="001b85f9" officeooo:paragraph-rsid="001fd490" style:font-weight-asian="bold" style:font-weight-complex="bold"/>
    </style:style>
    <style:style style:name="P27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6fa3" style:font-weight-asian="bold" style:font-weight-complex="bold"/>
    </style:style>
    <style:style style:name="T3" style:family="text">
      <style:text-properties fo:font-weight="bold" officeooo:rsid="001df664" style:font-weight-asian="bold" style:font-weight-complex="bold"/>
    </style:style>
    <style:style style:name="T4" style:family="text">
      <style:text-properties fo:font-weight="bold" officeooo:rsid="001fd490" style:font-weight-asian="bold" style:font-weight-complex="bold"/>
    </style:style>
    <style:style style:name="T5" style:family="text">
      <style:text-properties fo:font-weight="bold" officeooo:rsid="002aeb83" style:font-weight-asian="bold" style:font-weight-complex="bold"/>
    </style:style>
    <style:style style:name="T6" style:family="text">
      <style:text-properties fo:font-weight="bold" officeooo:rsid="002b837d" style:font-weight-asian="bold" style:font-weight-complex="bold"/>
    </style:style>
    <style:style style:name="T7" style:family="text">
      <style:text-properties fo:font-weight="bold" officeooo:rsid="002d75b9" style:font-weight-asian="bold" style:font-weight-complex="bold"/>
    </style:style>
    <style:style style:name="T8" style:family="text">
      <style:text-properties fo:font-weight="bold" officeooo:rsid="00303a0c" style:font-weight-asian="bold" style:font-weight-complex="bold"/>
    </style:style>
    <style:style style:name="T9" style:family="text">
      <style:text-properties fo:font-weight="bold" officeooo:rsid="00329e3e" style:font-weight-asian="bold" style:font-weight-complex="bold"/>
    </style:style>
    <style:style style:name="T10" style:family="text">
      <style:text-properties officeooo:rsid="001df664"/>
    </style:style>
    <style:style style:name="T11" style:family="text">
      <style:text-properties officeooo:rsid="001fddb6"/>
    </style:style>
    <style:style style:name="T12" style:family="text">
      <style:text-properties officeooo:rsid="0020201f"/>
    </style:style>
    <style:style style:name="T13" style:family="text">
      <style:text-properties officeooo:rsid="0021ec67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43347" style:font-style-asian="italic" style:font-style-complex="italic"/>
    </style:style>
    <style:style style:name="T16" style:family="text">
      <style:text-properties fo:font-style="italic" officeooo:rsid="00275004" style:font-style-asian="italic" style:font-style-complex="italic"/>
    </style:style>
    <style:style style:name="T17" style:family="text">
      <style:text-properties fo:font-style="italic" officeooo:rsid="002d75b9" style:font-style-asian="italic" style:font-style-complex="italic"/>
    </style:style>
    <style:style style:name="T18" style:family="text">
      <style:text-properties fo:font-style="italic" officeooo:rsid="002e5bf6" style:font-style-asian="italic" style:font-style-complex="italic"/>
    </style:style>
    <style:style style:name="T19" style:family="text">
      <style:text-properties officeooo:rsid="0028b9a5"/>
    </style:style>
    <style:style style:name="T20" style:family="text">
      <style:text-properties officeooo:rsid="002aeb83"/>
    </style:style>
    <style:style style:name="T21" style:family="text">
      <style:text-properties officeooo:rsid="002d75b9"/>
    </style:style>
    <style:style style:name="T22" style:family="text">
      <style:text-properties officeooo:rsid="002e5bf6"/>
    </style:style>
    <style:style style:name="T23" style:family="text">
      <style:text-properties officeooo:rsid="00329e3e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"><text:span text:style-name="T1">Algoritmo 1:</text:span> PROVISIONAMENTO DE AMBIENTE - Funcionalidade: Instalação</text:p>
      <text:p text:style-name="P19">de Serviços e Dependências (Playbook Ansible)</text:p>
      <text:p text:style-name="P1"><text:span text:style-name="T1">Entrada:</text:span> Playbook (cd.yml)</text:p>
      <text:p text:style-name="P1"><text:span text:style-name="T1">Saída:</text:span> Chamada por cada playbook</text:p>
      <text:p text:style-name="P7">início</text:p>
      <text:p text:style-name="P1"><draw:line text:anchor-type="paragraph" draw:z-index="0" draw:name="Forma1" draw:style-name="gr1" draw:text-style-name="P27" svg:x1="0.058cm" svg:y1="0.178cm" svg:x2="0.058cm" svg:y2="5.11cm"><text:p/></draw:line><draw:line text:anchor-type="paragraph" draw:z-index="1" draw:name="Forma2" draw:style-name="gr1" draw:text-style-name="P27" svg:x1="1.335cm" svg:y1="0.416cm" svg:x2="1.335cm" svg:y2="2.287cm"><text:p/></draw:line><text:tab/><text:span text:style-name="T1">Var</text:span></text:p>
      <text:p text:style-name="P1"><text:tab/><text:tab/><text:span text:style-name="T14">host: server_name</text:span><text:tab/><text:tab/>/* Define local de provisionamento */</text:p>
      <text:p text:style-name="P1"><text:tab/><text:tab/><text:span text:style-name="T14">user: user</text:span><text:tab/><text:tab/><text:tab/>/* Define usuário remoto */</text:p>
      <text:p text:style-name="P1"><text:tab/><text:tab/><text:span text:style-name="T14">become: boolean</text:span> <text:s text:c="2"/><text:tab/><text:tab/>/* Define escalonamento de privilégios */</text:p>
      <text:p text:style-name="P1"><draw:line text:anchor-type="paragraph" draw:z-index="3" draw:name="Forma4" draw:style-name="gr1" draw:text-style-name="P27" svg:x1="2.554cm" svg:y1="0.132cm" svg:x2="2.554cm" svg:y2="0.935cm"><text:p/></draw:line></text:p>
      <text:p text:style-name="P1"><text:tab/><text:span text:style-name="T1">faça</text:span></text:p>
      <text:p text:style-name="P1"><draw:line text:anchor-type="paragraph" draw:z-index="2" draw:name="Forma3" draw:style-name="gr1" draw:text-style-name="P27" svg:x1="1.305cm" svg:y1="0.109cm" svg:x2="1.305cm" svg:y2="1.951cm"><text:p/></draw:line><text:tab/><text:tab/><text:span text:style-name="T14">execute o playbook java</text:span><text:tab/><text:tab/><text:tab/><text:tab/></text:p>
      <text:p text:style-name="P1"><text:tab/><text:tab/><text:span text:style-name="T14">execute o playbook </text:span><text:span text:style-name="T16">d</text:span><text:span text:style-name="T15">ocker</text:span></text:p>
      <text:p text:style-name="P1"><text:tab/><text:tab/><text:span text:style-name="T14">execute o playbook registry</text:span></text:p>
      <text:p text:style-name="P1"><text:tab/><text:tab/><text:span text:style-name="T14">execute o playbook jenkins</text:span></text:p>
      <text:p text:style-name="P1"><text:tab/><text:span text:style-name="T1">fim</text:span></text:p>
      <text:p text:style-name="P24">fim</text:p>
      <text:p text:style-name="P1"/>
      <text:p text:style-name="P19"/>
      <text:p text:style-name="P19"><text:span text:style-name="T1">Algoritmo 2:</text:span> PROVISIONAMENTO DE AMBIENTE – Funcionalidade: Execução dos Playbooks de cada serviço</text:p>
      <text:p text:style-name="P2"><text:span text:style-name="T1">Entrada:</text:span> Playbook de cada serviço</text:p>
      <text:p text:style-name="P2"><text:span text:style-name="T1">Saída:</text:span> Instalação dos serviços utilizando configurações genéricas</text:p>
      <text:p text:style-name="P8">início</text:p>
      <text:p text:style-name="P11"><draw:line text:anchor-type="paragraph" draw:z-index="4" draw:name="Forma5" draw:style-name="gr1" draw:text-style-name="P27" svg:x1="0.058cm" svg:y1="0.205cm" svg:x2="0.058cm" svg:y2="4.126cm"><text:p/></draw:line><text:tab/><text:span text:style-name="T1">para</text:span> cada função <text:span text:style-name="T1">faça</text:span></text:p>
      <text:p text:style-name="P11"><draw:line text:anchor-type="paragraph" draw:z-index="5" draw:name="Forma6" draw:style-name="gr1" draw:text-style-name="P27" svg:x1="0.713cm" svg:y1="0.222cm" svg:x2="0.713cm" svg:y2="2.956cm"><text:p/></draw:line><text:tab/><text:tab/>defina o nome da função<text:tab/><text:tab/>/* Informa o nome da função */</text:p>
      <text:p text:style-name="P11"><text:tab/><text:tab/>defina o nome do serviço<text:tab/><text:tab/>/* Informa qual serviço deve ser baixado */</text:p>
      <text:p text:style-name="P11"><draw:line text:anchor-type="paragraph" draw:z-index="6" draw:name="Forma7" draw:style-name="gr1" draw:text-style-name="P27" svg:x1="1.395cm" svg:y1="0.467cm" svg:x2="1.395cm" svg:y2="0.882cm"><text:p/></draw:line><text:tab/><text:tab/><text:span text:style-name="T1">se </text:span>possuir repositório específico <text:span text:style-name="T1">faça</text:span> <text:s/>/* Condição para baixar serviço de repositório específico */</text:p>
      <text:p text:style-name="P11"><text:tab/><text:tab/><text:tab/>repositório = url</text:p>
      <text:p text:style-name="P11"><text:tab/><text:tab/><text:span text:style-name="T1">fi</text:span><text:span text:style-name="T2">m</text:span></text:p>
      <text:p text:style-name="P11"><text:tab/><text:tab/>define a tag que identifica a função<text:tab/>/* Informa a qual serviço pertence a função*/</text:p>
      <text:p text:style-name="P11"><text:span text:style-name="T1"><text:tab/>fim</text:span></text:p>
      <text:p text:style-name="P11"><text:tab/>execute <text:span text:style-name="T10">todas as funções</text:span></text:p>
      <text:p text:style-name="P23"><text:span text:style-name="T1">fim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0"/>
      <text:p text:style-name="P22"><text:span text:style-name="T1">Algoritmo </text:span><text:span text:style-name="T9">4</text:span><text:span text:style-name="T1">:</text:span> <text:span text:style-name="T11">ANSIBLE – JENKINS </text:span>– <text:span text:style-name="T13">DOCKER</text:span> – Funcionalidade: <text:span text:style-name="T12">Build de Job</text:span></text:p>
      <text:p text:style-name="P3"><text:span text:style-name="T1">Entrada:</text:span> <text:span text:style-name="T10">Playbook</text:span></text:p>
      <text:p text:style-name="P3"><text:span text:style-name="T1">Saída:</text:span> Criação do <text:span text:style-name="T12">Job</text:span> e execução do contêiner</text:p>
      <text:p text:style-name="P9">inicio</text:p>
      <text:p text:style-name="P12"><draw:line text:anchor-type="paragraph" draw:z-index="7" draw:name="Forma8" draw:style-name="gr1" draw:text-style-name="P27" svg:x1="0.058cm" svg:y1="0.162cm" svg:x2="0.058cm" svg:y2="8.618cm"><text:p/></draw:line><text:tab/><text:span text:style-name="T1">para</text:span> cada novo Job <text:span text:style-name="T1">faça</text:span></text:p>
      <text:p text:style-name="P12"><draw:line text:anchor-type="paragraph" draw:z-index="8" draw:name="Forma9" draw:style-name="gr1" draw:text-style-name="P27" svg:x1="0.683cm" svg:y1="0.032cm" svg:x2="0.683cm" svg:y2="7.656cm"><text:p/></draw:line><text:tab/><text:tab/>Executa Dockerfile<text:tab/><text:tab/><text:tab/><text:tab/>/* Para provisão das dependências do projeto</text:p>
      <text:p text:style-name="P12"><text:tab/><text:tab/>Defina diretório de alocação do Job<text:tab/><text:tab/>/* Informa o diretório onde os jobs <text:span text:style-name="T23">estão</text:span> arma<text:span text:style-name="T10">zena</text:span>dos</text:p>
      <text:p text:style-name="P12"><text:tab/><text:tab/>Baixe o código fonte do repositório<text:tab/><text:tab/>/* Busca pelo código-fonte no repositório informado</text:p>
      <text:p text:style-name="P12"><text:tab/><text:tab/>Compile o código<text:tab/><text:tab/><text:tab/><text:tab/>/* Compila código baixado</text:p>
      <text:p text:style-name="P12"><text:tab/><text:tab/><text:span text:style-name="T1">se</text:span> não houver erros <text:span text:style-name="T1">faça</text:span><text:tab/><text:tab/><text:tab/><text:tab/><text:tab/><text:tab/> </text:p>
      <text:p text:style-name="P12"><draw:line text:anchor-type="paragraph" draw:z-index="9" draw:name="Forma10" draw:style-name="gr1" draw:text-style-name="P27" svg:x1="1.365cm" svg:y1="0.004cm" svg:x2="1.365cm" svg:y2="3.29cm"><text:p/></draw:line><text:tab/><text:tab/><text:tab/>construa imagem <text:span text:style-name="T10">D</text:span>ocker da aplicação<text:tab/> /* Constrói imagem Docker da aplicação</text:p>
      <text:p text:style-name="P14"><text:tab/><text:tab/><text:tab/><text:span text:style-name="T19">faça upload da nova imagem</text:span> <text:s/><text:tab/><text:tab/>/* <text:span text:style-name="T19">Realiza upload da imagem para repositório Docker</text:span></text:p>
      <text:p text:style-name="P14"><text:tab/><text:tab/><text:tab/><text:span text:style-name="T20">solicite revisão do gestor<text:tab/><text:tab/><text:tab/>/* Aguarda homologação do gestor</text:span></text:p>
      <text:p text:style-name="P14"><text:tab/><text:tab/><text:tab/><text:span text:style-name="T5">se</text:span><text:span text:style-name="T20"> autorizado </text:span><text:span text:style-name="T5">faça</text:span></text:p>
      <text:p text:style-name="P16"><draw:line text:anchor-type="paragraph" draw:z-index="11" draw:name="Forma16" draw:style-name="gr1" draw:text-style-name="P27" svg:x1="2.048cm" svg:y1="0.005cm" svg:x2="2.048cm" svg:y2="0.928cm"><text:p/></draw:line><text:tab/><text:tab/><text:tab/><text:tab/><text:span text:style-name="T20">Baixe nova imagem Docker<text:tab/><text:tab/>/* Baixa Imagem no servidor de produção</text:span></text:p>
      <text:p text:style-name="P15"><text:tab/><text:tab/><text:tab/><text:tab/><text:span text:style-name="T20">Execute o contêiner<text:tab/><text:tab/><text:tab/>/* Iniciar contêiner no servidor de produção</text:span></text:p>
      <text:p text:style-name="P15"><text:tab/><text:tab/><text:tab/><text:span text:style-name="T6">fim</text:span></text:p>
      <text:p text:style-name="P12"><text:tab/><text:tab/><text:span text:style-name="T1">fim</text:span></text:p>
      <text:p text:style-name="P12"><text:tab/><text:tab/><text:span text:style-name="T1">senão faça</text:span></text:p>
      <text:p text:style-name="P12"><draw:line text:anchor-type="paragraph" draw:z-index="10" draw:name="Forma11" draw:style-name="gr1" draw:text-style-name="P27" svg:x1="1.365cm" svg:y1="0.018cm" svg:x2="1.365cm" svg:y2="0.464cm"><text:p/></draw:line><text:tab/><text:tab/><text:tab/>envie email ao respo<text:span text:style-name="T10">n</text:span>sável do projeto<text:tab/>/* Notifica o responsável <text:span text:style-name="T10">quanto aos erros ocorridos (Logs)</text:span></text:p>
      <text:p text:style-name="P12"><text:tab/><text:tab/><text:span text:style-name="T1">fim</text:span></text:p>
      <text:p text:style-name="P12"><text:tab/><text:span text:style-name="T1">fim</text:span></text:p>
      <text:p text:style-name="P25">fim</text:p>
      <text:p text:style-name="P12"/>
      <text:p text:style-name="P5"/>
      <text:p text:style-name="P21"/>
      <text:p text:style-name="P21"><text:span text:style-name="T1">Algoritmo </text:span><text:span text:style-name="T9">3</text:span><text:span text:style-name="T1">:</text:span> <text:span text:style-name="T21">JOBS </text:span>– Funcionalidade: <text:span text:style-name="T21">Busca por Job</text:span></text:p>
      <text:p text:style-name="P4"><text:span text:style-name="T1">Entrada:</text:span> <text:span text:style-name="T21">Arquivo Json</text:span></text:p>
      <text:p text:style-name="P4"><text:span text:style-name="T1">Saída:</text:span> <text:span text:style-name="T21">Job</text:span></text:p>
      <text:p text:style-name="P10">inicio</text:p>
      <text:p text:style-name="P13"><draw:line text:anchor-type="paragraph" draw:z-index="12" draw:name="Forma12" draw:style-name="gr1" draw:text-style-name="P27" svg:x1="0.064cm" svg:y1="0.009cm" svg:x2="0.064cm" svg:y2="4.371cm"><text:p/></draw:line><text:span text:style-name="T1"><text:tab/></text:span><text:span text:style-name="T7">var</text:span></text:p>
      <text:p text:style-name="P13"><draw:line text:anchor-type="paragraph" draw:z-index="13" draw:name="Forma13" draw:style-name="gr1" draw:text-style-name="P27" svg:x1="0.674cm" svg:y1="0.014cm" svg:x2="0.674cm" svg:y2="0.928cm"><text:p/></draw:line><text:span text:style-name="T7"><text:tab/><text:tab/></text:span><text:span text:style-name="T17">diretorio_de_jobs: string</text:span><text:span text:style-name="T21"> <text:tab/><text:tab/>/* Define diretório (volume) onde os arquivos json serão armazenados</text:span></text:p>
      <text:p text:style-name="P13"><text:tab/><text:tab/><text:span text:style-name="T17">jobs: lista</text:span><text:span text:style-name="T21"><text:tab/><text:tab/><text:tab/><text:tab/>/* Lista de jobs (em formato json)</text:span></text:p>
      <text:p text:style-name="P13"><draw:line text:anchor-type="paragraph" draw:z-index="14" draw:name="Forma14" draw:style-name="gr1" draw:text-style-name="P27" svg:x1="0.651cm" svg:y1="0.471cm" svg:x2="0.651cm" svg:y2="2.371cm"><text:p/></draw:line><text:tab/><text:span text:style-name="T7">se</text:span><text:span text:style-name="T21"> </text:span><text:span text:style-name="T17">jobs não estiver vazio</text:span><text:span text:style-name="T21"> </text:span><text:span text:style-name="T7">faça</text:span></text:p>
      <text:p text:style-name="P13"><text:tab/><text:tab/><text:span text:style-name="T7">para</text:span><text:span text:style-name="T21"> </text:span><text:span text:style-name="T17">cada json</text:span><text:span text:style-name="T21"> </text:span><text:span text:style-name="T7">faça</text:span><text:span text:style-name="T21"><text:tab/><text:tab/><text:tab/><text:tab/>/* Popula jobs no Jenkins</text:span></text:p>
      <text:p text:style-name="P13"><draw:line text:anchor-type="paragraph" draw:z-index="15" draw:name="Forma15" draw:style-name="gr1" draw:text-style-name="P27" svg:x1="1.355cm" svg:y1="0.131cm" svg:x2="1.355cm" svg:y2="0.905cm"><text:p/></draw:line><text:tab/><text:tab/><text:tab/><text:span text:style-name="T17">leia arquivo json</text:span><text:span text:style-name="T21"><text:tab/><text:tab/><text:tab/>/* Verifica cada Json no repositório</text:span></text:p>
      <text:p text:style-name="P17"><text:span text:style-name="T22"><text:tab/><text:tab/><text:tab/></text:span><text:span text:style-name="T18">novoJob = adicioneBuild(json)</text:span><text:span text:style-name="T22"><text:tab/><text:tab/>/* Adiciona Job ao Jenkins, ainda não implementado</text:span></text:p>
      <text:p text:style-name="P13"><text:span text:style-name="T1"><text:tab/><text:tab/></text:span><text:span text:style-name="T8">fim</text:span></text:p>
      <text:p text:style-name="P13"><text:span text:style-name="T8"><text:tab/>fim</text:span></text:p>
      <text:p text:style-name="P26">fim</text:p>
      <text:p text:style-name="P10"/>
      <text:p text:style-name="P10"/>
      <text:p text:style-name="P13"/>
      <text:p text:style-name="P6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386cm" fo:margin-right="0.49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6:02:49.871733351</meta:creation-date>
    <dc:date>2018-10-31T18:19:09.239130156</dc:date>
    <meta:editing-duration>PT1H33M48S</meta:editing-duration>
    <meta:editing-cycles>17</meta:editing-cycles>
    <meta:generator>LibreOffice/6.0.4.2$MacOSX_X86_64 LibreOffice_project/9b0d9b32d5dcda91d2f1a96dc04c645c450872bf</meta:generator>
    <meta:document-statistic meta:table-count="0" meta:image-count="0" meta:object-count="0" meta:page-count="2" meta:paragraph-count="67" meta:word-count="385" meta:character-count="2552" meta:non-whitespace-character-count="2086"/>
  </office:meta>
</office:document-meta>
</file>